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lavička_20_a_a0_päta">
      <style:paragraph-properties style:writing-mode="lr-tb"/>
    </style:style>
    <style:style style:name="P2" style:family="paragraph" style:parent-style-name="Predvolené">
      <style:paragraph-properties fo:margin-top="0in" fo:margin-bottom="0.1665in" loext:contextual-spacing="false"/>
    </style:style>
    <style:style style:name="P3" style:family="paragraph" style:parent-style-name="Predvolené">
      <style:paragraph-properties fo:margin-top="0in" fo:margin-bottom="0.1665in" loext:contextual-spacing="false"/>
      <style:text-properties style:font-name="Times New Roman" fo:font-size="16pt" style:font-size-asian="16pt" style:font-size-complex="16pt"/>
    </style:style>
    <style:style style:name="P4" style:family="paragraph" style:parent-style-name="Predvolené">
      <style:paragraph-properties fo:margin-top="0in" fo:margin-bottom="0.1665in" loext:contextual-spacing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Predvolené">
      <style:paragraph-properties fo:margin-top="0in" fo:margin-bottom="0.1665in" loext:contextual-spacing="false" fo:text-align="center" style:justify-single-word="false"/>
      <style:text-properties fo:color="#4e82bd" style:font-name="Times New Roman" fo:font-size="17pt" fo:font-weight="bold" style:font-size-asian="17pt" style:font-weight-asian="bold" style:font-size-complex="17pt" style:font-weight-complex="bold"/>
    </style:style>
    <style:style style:name="P6" style:family="paragraph" style:parent-style-name="Predvolené" style:master-page-name="Standard">
      <style:paragraph-properties fo:margin-top="0in" fo:margin-bottom="0.1665in" loext:contextual-spacing="false" fo:text-align="center" style:justify-single-word="false" style:page-number="auto"/>
    </style:style>
    <style:style style:name="P7" style:family="paragraph" style:parent-style-name="Predvolené">
      <style:paragraph-properties fo:margin-left="0.5in" fo:margin-right="0in" fo:margin-top="0in" fo:margin-bottom="0.222in" loext:contextual-spacing="false" fo:text-indent="-0.5in" style:auto-text-indent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8" style:family="paragraph" style:parent-style-name="Predvolené">
      <style:paragraph-properties fo:margin-left="0.5in" fo:margin-right="0in" fo:margin-top="0in" fo:margin-bottom="0.222in" loext:contextual-spacing="false" fo:text-indent="-0.5in" style:auto-text-indent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9" style:family="paragraph" style:parent-style-name="Predvolené">
      <style:paragraph-properties fo:margin-left="0.5in" fo:margin-right="0in" fo:margin-top="0in" fo:margin-bottom="0.0835in" loext:contextual-spacing="false" fo:text-indent="-0.5in" style:auto-text-indent="false"/>
    </style:style>
    <style:style style:name="T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 New Roman" fo:font-size="16pt" fo:font-weight="bold" officeooo:rsid="00037a8e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weight="bold" officeooo:rsid="000570a6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5pt" style:font-size-asian="15pt" style:font-size-complex="15pt"/>
    </style:style>
    <style:style style:name="T8" style:family="text">
      <style:text-properties style:font-name="Times New Roman" fo:font-size="15pt" officeooo:rsid="0003a1c6" style:font-size-asian="15pt" style:font-size-complex="15pt"/>
    </style:style>
    <style:style style:name="T9" style:family="text">
      <style:text-properties style:font-name="Times New Roman" fo:font-size="15pt" officeooo:rsid="00061cd7" style:font-size-asian="15pt" style:font-size-complex="15pt"/>
    </style:style>
    <style:style style:name="T10" style:family="text">
      <style:text-properties style:font-name="Times New Roman" fo:font-size="15pt" style:font-name-asian="Times New Roman" style:font-size-asian="15pt" style:font-name-complex="Times New Roman" style:font-size-complex="15pt"/>
    </style:style>
    <style:style style:name="T11" style:family="text">
      <style:text-properties fo:color="#33598a" style:font-name="Times New Roman" fo:font-size="21pt" fo:font-weight="bold" style:font-size-asian="21pt" style:font-weight-asian="bold" style:font-size-complex="21pt" style:font-weight-complex="bold"/>
    </style:style>
    <style:style style:name="T12" style:family="text">
      <style:text-properties fo:color="#33598a" fo:font-size="21pt" fo:font-weight="bold" style:font-size-asian="21pt" style:font-weight-asian="bold" style:font-size-complex="21pt" style:font-weight-complex="bold"/>
    </style:style>
    <style:style style:name="T13" style:family="text">
      <style:text-properties fo:color="#4e82bd" style:font-name="Times New Roman" fo:font-size="17pt" fo:font-weight="bold" style:font-name-asian="Times New Roman" style:font-size-asian="17pt" style:font-weight-asian="bold" style:font-name-complex="Times New Roman" style:font-size-complex="17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officeooo:rsid="00037a8e" style:letter-kerning="true" fo:background-color="transparent" loext:char-shading-value="0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officeooo:rsid="000570a6" style:letter-kerning="true" fo:background-color="transparent" loext:char-shading-value="0" style:font-name-asian="Arial Unicode MS" style:font-size-asian="10.5pt" style:font-style-asian="normal" style:font-weight-asian="normal" style:font-name-complex="Times New Roman" style:font-size-complex="12pt" style:language-complex="en" style:country-complex="US" style:font-style-complex="normal" style:font-weight-complex="normal" style:text-scale="100%" text:display="true"/>
    </style:style>
    <style:style style:name="T17" style:family="text">
      <style:text-properties officeooo:rsid="0003a1c6"/>
    </style:style>
    <style:style style:name="T18" style:family="text">
      <style:text-properties officeooo:rsid="000570a6"/>
    </style:style>
    <style:style style:name="T19" style:family="text">
      <style:text-properties officeooo:rsid="00061cd7"/>
    </style:style>
    <style:style style:name="T20" style:family="text">
      <style:text-properties officeooo:rsid="00061c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Z</text:span><text:span text:style-name="T12">á</text:span><text:span text:style-name="T11">pisnica 3</text:span></text:p>
      <text:p text:style-name="P5"><text:span text:style-name="T19">21</text:span>. 11. 2014</text:p>
      <text:p text:style-name="P2"><text:span text:style-name="T1">Pr</text:span><text:span text:style-name="T3">í</text:span><text:span text:style-name="T1">tomn</text:span><text:span text:style-name="T3">í</text:span><text:span text:style-name="T1">:</text:span></text:p>
      <text:p text:style-name="P3">Branislav Bohumel</text:p>
      <text:p text:style-name="P3">Roman Brojo</text:p>
      <text:p text:style-name="P3">Eduard Princ</text:p>
      <text:p text:style-name="P2"><text:span text:style-name="T5">Mat</text:span><text:span text:style-name="T14">úš </text:span><text:span text:style-name="T5">Plch</text:span></text:p>
      <text:p text:style-name="P4">Agenda</text:p>
      <text:p text:style-name="P7"><text:tab/>1.<text:span text:style-name="T17">Zhodnotenie predcházdajúcich úloh<text:tab/></text:span><text:tab/></text:p>
      <text:p text:style-name="P7"><text:tab/>2.<text:span text:style-name="T17">Diskusia o projekte</text:span></text:p>
      <text:p text:style-name="P7"><text:tab/>3.<text:span text:style-name="T17">Rozdelenie úloh</text:span><text:tab/></text:p>
      <text:p text:style-name="P7"><text:tab/>4.<text:span text:style-name="T17">Stretnutie s cvičiacim</text:span><text:tab/></text:p>
      <text:p text:style-name="P2"><text:span text:style-name="T1">K jednotliv</text:span><text:span text:style-name="T3">ý</text:span><text:span text:style-name="T1">m bodom</text:span></text:p>
      <text:p text:style-name="P7"><text:tab/>1. <text:span text:style-name="T19">Stále sme časovo za pôvodným plánom. Návrh je vo fáze zhotovenia, avšak zatial nedosahuje požadovanú kvalitu.Matúš nainštaloval systém wordpress na náš testovací server. Dokončili sa predchádzajúce dokumenty.</text:span></text:p>
      <text:p text:style-name="P9"><text:span text:style-name="T10"><text:tab/></text:span><text:span text:style-name="T7">2. </text:span><text:span text:style-name="T8">Riešilo sa, </text:span><text:span text:style-name="T9">či nebude systém pri použití wordpress príliš jednoduchý na implementáciu.</text:span><text:span text:style-name="T7"><text:tab/></text:span></text:p>
      <text:p text:style-name="P7"><text:tab/>3.<text:span text:style-name="T17">Určili sa ďalšie úlohy.Dokončenie návrhu, podrobná špecifikácia komponentov. </text:span><text:tab/></text:p>
      <text:p text:style-name="P7"><text:tab/>4.<text:span text:style-name="T18">Stretnutie s cvičiacim sa </text:span><text:span text:style-name="T19">tento týždeň neuskutočnilo, pretože musel náhle odísť.</text:span></text:p>
      <text:p text:style-name="P2"><text:span text:style-name="T1">Sp</text:span><text:span text:style-name="T3">í</text:span><text:span text:style-name="T1">sal: </text:span><text:span text:style-name="T2">Roman Brojo</text:span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lavička_20_a_a0_päta" style:display-name="Hlavička a päta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Predvolené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lavička_20_a_a0_päta">
      <style:paragraph-properties style:writing-mode="lr-tb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1972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00:52:32.139511757</dc:date>
    <meta:editing-duration>PT16M28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92" meta:character-count="699" meta:non-whitespace-character-count="609"/>
  </office:meta>
</office:document-meta>
</file>